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15%"/>
      <style:text-properties officeooo:rsid="0006192b" officeooo:paragraph-rsid="0006192b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55696208" text:style-name="L1">
        <text:list-header>
          <text:p text:style-name="P1">Steps:</text:p>
        </text:list-header>
        <text:list-item>
          <text:p text:style-name="P1">go to codepipeline console in dashboard</text:p>
        </text:list-item>
        <text:list-item>
          <text:p text:style-name="P1">in pipelines.create new pipeline. Give name to it</text:p>
        </text:list-item>
        <text:list-item>
          <text:p text:style-name="P1">in service role,select existing service role as codebuild-lambda-pipeline-build-service-role</text:p>
        </text:list-item>
        <text:list-item>
          <text:p text:style-name="P1">in advanced settings select default or custom location for your artifacts storage and leave encription key as default</text:p>
        </text:list-item>
        <text:list-item>
          <text:p text:style-name="P1">In source stage add source provider as aws codecommit and repository name select the repository where cft file and lambda file are being stored and select branch name as master</text:p>
        </text:list-item>
        <text:list-item>
          <text:p text:style-name="P1">in change detection options select amazon cloudwatch to detect changes in source</text:p>
        </text:list-item>
        <text:list-item>
          <text:p text:style-name="P1">click next.</text:p>
        </text:list-item>
        <text:list-item>
          <text:p text:style-name="P1">In build stage select build provider as aws codebuild.</text:p>
        </text:list-item>
        <text:list-item>
          <text:p text:style-name="P1">Create project for code build</text:p>
        </text:list-item>
        <text:list-item>
          <text:p text:style-name="P1">in code build, give project name and tags</text:p>
        </text:list-item>
        <text:list-item>
          <text:p text:style-name="P1">in environment images select managed image and choose OS as ubuntu.</text:p>
        </text:list-item>
        <text:list-item>
          <text:p text:style-name="P1">Select runtime as standard and image as aws/codebuild/standard2.0</text:p>
        </text:list-item>
        <text:list-item>
          <text:p text:style-name="P1">in service role select existing service role as in step 3.</text:p>
        </text:list-item>
        <text:list-item>
          <text:p text:style-name="P1">Now in buildspec section, select insert build command and click on switch to editor and insert the buildspec code as given in the buildspec file.</text:p>
        </text:list-item>
        <text:list-item>
          <text:p text:style-name="P1">Now click on continue to codepipeline</text:p>
        </text:list-item>
        <text:list-item>
          <text:p text:style-name="P1">click on next to add the build stage for testing</text:p>
        </text:list-item>
        <text:list-item>
          <text:p text:style-name="P1">now in deploy stage select deploy provider as aws cloudformation.</text:p>
        </text:list-item>
        <text:list-item>
          <text:p text:style-name="P1">Select action mode as “create or update stack”</text:p>
        </text:list-item>
        <text:list-item>
          <text:p text:style-name="P1">give your stack name</text:p>
        </text:list-item>
        <text:list-item>
          <text:p text:style-name="P1">in template give your template path as “BuildArtifact::cft.yaml”</text:p>
        </text:list-item>
        <text:list-item>
          <text:p text:style-name="P1">select role as given in step 3</text:p>
        </text:list-item>
        <text:list-item>
          <text:p text:style-name="P1">provide output file name as DeployArtifact</text:p>
        </text:list-item>
        <text:list-item>
          <text:p text:style-name="P1">now click on next and review and create the pipeli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9:01:46.236663627</meta:creation-date>
    <dc:date>2019-07-28T01:46:12.315909517</dc:date>
    <meta:editing-duration>PT1M2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254" meta:character-count="1493" meta:non-whitespace-character-count="1286"/>
  </office:meta>
</office:document-meta>
</file>